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1000001EFBFBB38D8B88BAA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762cm" svg:y="0.123cm" svg:width="29.46cm" svg:height="18.664cm" draw:z-index="0"><draw:image xlink:href="Pictures/1000000100000331000001EFBFBB38D8B88BAA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35:31.083779680</meta:creation-date>
    <dc:date>2024-02-08T13:37:18.554046710</dc:date>
    <meta:editing-duration>PT1M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